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color="#000000" style:font-name="Verdana" fo:font-size="11pt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ourier New" style:font-size-complex="11pt" style:font-weight-complex="bold"/>
    </style:style>
    <style:style style:name="P3" style:family="paragraph" style:parent-style-name="Standard">
      <style:text-properties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Verdana" fo:font-size="11pt" style:font-name-asian="Times New Roman1" style:font-size-asian="11pt" style:language-asian="es" style:country-asian="ES" style:font-name-complex="Courier New" style:font-size-complex="11pt"/>
    </style:style>
    <style:style style:name="T3" style:family="text">
      <style:text-properties fo:color="#000000" style:font-name="Verdana" fo:font-size="11pt" fo:font-weight="normal" style:font-name-asian="Times New Roman1" style:font-size-asian="11pt" style:language-asian="es" style:country-asian="ES" style:font-weight-asian="normal" style:font-name-complex="Courier New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ON LECTOR USB</text:p>
      <text:p text:style-name="P1"/>
      <text:p text:style-name="Standard"><text:a xlink:type="simple" xlink:href="mailto:root@server">root@server</text:a>:<text:span text:style-name="T2">~# scp -r /media/KINGSTON/instalacion/lector_usb/VenusDrv-1.0.3-9/ /home/soa/</text:span></text:p>
      <text:p text:style-name="Standard"><text:span text:style-name="T2"><text:s/></text:span><text:a xlink:type="simple" xlink:href="mailto:root@server">root@server</text:a>:<text:span text:style-name="T2">~#cd /home/soa/</text:span></text:p>
      <text:p text:style-name="Standard"><text:a xlink:type="simple" xlink:href="mailto:root@server">root@server</text:a><text:span text:style-name="T2">:~# chmod -R 777 VenusDrv-1.0.3-9</text:span></text:p>
      <text:p text:style-name="Standard"><text:a xlink:type="simple" xlink:href="mailto:root@server"><text:span text:style-name="T4">root@server</text:span></text:a><text:span text:style-name="T3">:~# </text:span><text:span text:style-name="T4">apt-get install linux-headers-`uname -r` </text:span></text:p>
      <text:p text:style-name="Standard"><text:span text:style-name="T4">version=uname -r</text:span></text:p>
      <text:p text:style-name="Standard"><text:span text:style-name="T4"><text:s text:c="27"/></text:span><text:span text:style-name="T1">apt-get install linux-headers-3.2.0-4-686-pae</text:span></text:p>
      <text:p text:style-name="Standard"><text:span text:style-name="T4"/></text:p>
      <text:p text:style-name="Standard"><text:a xlink:type="simple" xlink:href="mailto:root@server">root@server</text:a>:<text:span text:style-name="T2">~# cd /home/soa/VenusDrv-1.0.3-9/gcc4.0/</text:span></text:p>
      <text:p text:style-name="Standard"><text:a xlink:type="simple" xlink:href="mailto:root@server">root@server</text:a>:<text:span text:style-name="T2">~</text:span>#./CreateModule</text:p>
      <text:p text:style-name="Standard"><text:span text:style-name="T5">root@server:</text:span><text:span text:style-name="T2">~</text:span>#./install.sh</text:p>
      <text:p text:style-name="Standard"/>
      <text:p text:style-name="Standard">Copiar dentro <text:s/>/lib/ la licencia</text:p>
      <text:p text:style-name="Standard"><text:span text:style-name="T5">root@server</text:span>:<text:span text:style-name="T2">~</text:span>#scp /media/KINGSTON/instalacion/lector_usb/NBioBSP.lic /lib/ </text:p>
      <text:p text:style-name="Standard"/>
      <text:p text:style-name="Standard"><text:tab/>Conectar el lector USB (Se tiene que encender siempre)</text:p>
      <text:p text:style-name="Standard"><text:tab/>Miramos dentro de /dev/ tenemos que tener nitgen0,1,2</text:p>
      <text:p text:style-name="Standard"><text:span text:style-name="T5">root@server</text:span>:<text:span text:style-name="T2">~</text:span>#ls -al /dev/nitgen* </text:p>
      <text:p text:style-name="Standard"><text:tab/></text:p>
      <text:p text:style-name="Standard"><text:tab/>Damos permisos al lector</text:p>
      <text:p text:style-name="Standard"><text:span text:style-name="T5">root@server:</text:span><text:span text:style-name="T2">~</text:span>#chmod 777 /dev/nitgen* </text:p>
      <text:p text:style-name="Standard"><text:a xlink:type="simple" xlink:href="mailto:root@server">root@server</text:a>:<text:span text:style-name="T2">~# scp -r /media/KINGSTON/instalacion/lector_usb/60-nitgen.rules /etc/udev/rules.d/60-nitgen.rules</text:span></text:p>
      <text:p text:style-name="P2"/>
      <text:p text:style-name="P3">Nota: si el ordenador no lleva lector huella usb, pero lleva lector de huella</text:p>
      <text:p text:style-name="Standard">Copiar dentro <text:s/>/lib/ la licencia</text:p>
      <text:p text:style-name="Standard"><text:span text:style-name="Strong_20_Emphasis"><text:span text:style-name="T6">root@server</text:span></text:span><text:span text:style-name="Strong_20_Emphasis"><text:span text:style-name="T4">:</text:span></text:span><text:span text:style-name="Strong_20_Emphasis"><text:span text:style-name="T3">~</text:span></text:span><text:span text:style-name="Strong_20_Emphasis"><text:span text:style-name="T4">#scp /media/KINGSTON/instalacion/lector_usb/NBioBSP.lic /lib/ 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P1">ABRIR PUERTOS <text:span text:style-name="T7">(Ej:lector huella)</text:span></text:p>
      <text:p text:style-name="Standard"><text:span text:style-name="T2">root@server:~#</text:span>iptables -A INPUT -p tcp --dport 1001 -j ACCEPT</text:p>
      <text:p text:style-name="Standard">verificación:</text:p>
      <text:p text:style-name="Standard">root@server:<text:span text:style-name="T2">~#</text:span>iptables -L -n -v</text:p>
      <text:p text:style-name="Standard">Debe aparecer:</text:p>
      <text:p text:style-name="Standard"><draw:rect text:anchor-type="paragraph" draw:z-index="0" draw:style-name="gr1" draw:text-style-name="P4" svg:width="17.04cm" svg:height="3.41cm" svg:x="0.79cm" svg:y="0.254cm"><text:p><text:span text:style-name="T8">Chain INPUT (policy ACCEPT 1293 packets, 900K bytes)</text:span></text:p><text:p><text:span text:style-name="T8"/></text:p><text:p><text:span text:style-name="T8"><text:s/></text:span><text:span text:style-name="T8">pkts bytes target <text:s text:c="4"/>prot opt in <text:s text:c="4"/>out <text:s text:c="4"/>source <text:s text:c="14"/>destination <text:s text:c="8"/></text:span></text:p><text:p><text:span text:style-name="T8"/></text:p><text:p><text:span text:style-name="T8"><text:s text:c="4"/></text:span><text:span text:style-name="T8">0 <text:s text:c="4"/>0 ACCEPT <text:s text:c="4"/>tcp <text:s/>-- <text:s/>* <text:s text:c="5"/>* <text:s text:c="6"/>0.0.0.0/0 <text:s text:c="11"/>0.0.0.0/0 <text:s text:c="11"/>tcp dpt:1001</text:span></text:p><text:p><text:span text:style-name="T8"/></text:p></draw:rect></text:p>
      <text:p text:style-name="Standard"/>
      <text:p text:style-name="Standard"/>
      <text:p text:style-name="Standard"/>
      <text:p text:style-name="Standard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DejaVu LGC Sans Mono" style:font-name-complex="Liberation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10-06T19:09:02.966246865</meta:creation-date>
    <dc:date>2016-08-19T10:24:02</dc:date>
    <meta:editing-duration>PT00H19M07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27" meta:word-count="113" meta:character-count="1192" meta:non-whitespace-character-count="1066"/>
  </office:meta>
</office:document-meta>
</file>